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317f2" officeooo:paragraph-rsid="001d6309"/>
    </style:style>
    <style:style style:name="P2" style:family="paragraph" style:parent-style-name="Standard" style:list-style-name="L1">
      <style:text-properties officeooo:rsid="0025e591" officeooo:paragraph-rsid="0023f212"/>
    </style:style>
    <style:style style:name="P3" style:family="paragraph" style:parent-style-name="Standard">
      <style:text-properties officeooo:rsid="0025e591" officeooo:paragraph-rsid="001d6309"/>
    </style:style>
    <style:style style:name="P4" style:family="paragraph" style:parent-style-name="Standard" style:list-style-name="L1">
      <style:text-properties officeooo:rsid="0051dd0b" officeooo:paragraph-rsid="001d6309"/>
    </style:style>
    <style:style style:name="P5" style:family="paragraph" style:parent-style-name="Standard" style:list-style-name="L1">
      <style:text-properties officeooo:rsid="0020df19" officeooo:paragraph-rsid="001d6309"/>
    </style:style>
    <style:style style:name="P6" style:family="paragraph" style:parent-style-name="Standard" style:list-style-name="L1">
      <style:text-properties officeooo:rsid="00222b1d" officeooo:paragraph-rsid="001d6309"/>
    </style:style>
    <style:style style:name="P7" style:family="paragraph" style:parent-style-name="Standard">
      <style:text-properties officeooo:rsid="003940d4" officeooo:paragraph-rsid="001d6309"/>
    </style:style>
    <style:style style:name="P8" style:family="paragraph" style:parent-style-name="Standard" style:list-style-name="L1">
      <style:text-properties officeooo:paragraph-rsid="001db17a"/>
    </style:style>
    <style:style style:name="P9" style:family="paragraph" style:parent-style-name="Standard" style:list-style-name="L1">
      <style:text-properties officeooo:rsid="001d6309" officeooo:paragraph-rsid="001d6309"/>
    </style:style>
    <style:style style:name="P10" style:family="paragraph" style:parent-style-name="Standard" style:list-style-name="L1">
      <style:text-properties officeooo:rsid="001d6309" officeooo:paragraph-rsid="00270d02"/>
    </style:style>
    <style:style style:name="P11" style:family="paragraph" style:parent-style-name="Standard" style:list-style-name="L1">
      <style:text-properties officeooo:rsid="001e16ed" officeooo:paragraph-rsid="001e16ed"/>
    </style:style>
    <style:style style:name="P12" style:family="paragraph" style:parent-style-name="Standard">
      <style:text-properties officeooo:rsid="001e16ed" officeooo:paragraph-rsid="001e16ed"/>
    </style:style>
    <style:style style:name="P13" style:family="paragraph" style:parent-style-name="Standard">
      <style:text-properties officeooo:rsid="001e16ed" officeooo:paragraph-rsid="001f0fa1"/>
    </style:style>
    <style:style style:name="P14" style:family="paragraph" style:parent-style-name="Standard" style:list-style-name="L1">
      <style:text-properties officeooo:rsid="00225f51" officeooo:paragraph-rsid="002bfe36"/>
    </style:style>
    <style:style style:name="P15" style:family="paragraph" style:parent-style-name="Text_20_body">
      <style:paragraph-properties fo:margin-top="0in" fo:margin-bottom="0.1in" style:contextual-spacing="true" fo:line-height="100%" fo:text-align="justify" style:justify-single-word="false"/>
      <style:text-properties officeooo:paragraph-rsid="001d6309"/>
    </style:style>
    <style:style style:name="P16" style:family="paragraph" style:parent-style-name="Text_20_body">
      <style:paragraph-properties fo:margin-top="0in" fo:margin-bottom="0.1in" style:contextual-spacing="true" fo:line-height="100%" fo:text-align="justify" style:justify-single-word="false"/>
      <style:text-properties officeooo:rsid="0025e591" officeooo:paragraph-rsid="001d6309"/>
    </style:style>
    <style:style style:name="T1" style:family="text">
      <style:text-properties officeooo:rsid="005c422c"/>
    </style:style>
    <style:style style:name="T2" style:family="text">
      <style:text-properties officeooo:rsid="002104ba"/>
    </style:style>
    <style:style style:name="T3" style:family="text">
      <style:text-properties style:font-name="Courier 10 Pitch" fo:font-size="9pt" style:font-size-asian="9pt" style:font-size-complex="9pt"/>
    </style:style>
    <style:style style:name="T4" style:family="text">
      <style:text-properties style:font-name="Courier 10 Pitch" fo:font-size="8pt" style:font-size-asian="8pt" style:font-size-complex="8pt"/>
    </style:style>
    <style:style style:name="T5" style:family="text">
      <style:text-properties style:font-name="Courier 10 Pitch" fo:font-size="8pt" officeooo:rsid="0058cf8e" style:font-size-asian="8pt" style:font-size-complex="8pt"/>
    </style:style>
    <style:style style:name="T6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7" style:family="text">
      <style:text-properties officeooo:rsid="001d6309"/>
    </style:style>
    <style:style style:name="T8" style:family="text">
      <style:text-properties officeooo:rsid="001db17a"/>
    </style:style>
    <style:style style:name="T9" style:family="text">
      <style:text-properties officeooo:rsid="001f0fa1"/>
    </style:style>
    <style:style style:name="T10" style:family="text">
      <style:text-properties officeooo:rsid="0020644c"/>
    </style:style>
    <style:style style:name="T11" style:family="text">
      <style:text-properties officeooo:rsid="0025241a"/>
    </style:style>
    <style:style style:name="T12" style:family="text">
      <style:text-properties officeooo:rsid="00263778"/>
    </style:style>
    <style:style style:name="T13" style:family="text">
      <style:text-properties officeooo:rsid="0026d38d"/>
    </style:style>
    <style:style style:name="T14" style:family="text">
      <style:text-properties officeooo:rsid="0028d6b8"/>
    </style:style>
    <style:style style:name="T15" style:family="text">
      <style:text-properties officeooo:rsid="002a9bf3"/>
    </style:style>
    <style:style style:name="T16" style:family="text">
      <style:text-properties officeooo:rsid="002ad68c"/>
    </style:style>
    <style:style style:name="T17" style:family="text">
      <style:text-properties officeooo:rsid="002bfe36"/>
    </style:style>
    <style:style style:name="T18" style:family="text">
      <style:text-properties officeooo:rsid="002d1a4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Draw the process hierarchy for the given code fragment.<text:tab/><text:tab/><text:tab/><text:span text:style-name="T12">6 marks</text:span></text:p>
      <text:p text:style-name="P15"><text:span text:style-name="Source_20_Text"><text:span text:style-name="T3"><text:s text:c="3"/></text:span></text:span><text:span text:style-name="Source_20_Text"><text:span text:style-name="T4"><text:s/>int </text:span></text:span><text:span text:style-name="Source_20_Text"><text:span text:style-name="T6">main</text:span></text:span><text:span text:style-name="Source_20_Text"><text:span text:style-name="T4">()</text:span></text:span></text:p>
      <text:p text:style-name="P15"><text:span text:style-name="Source_20_Text"><text:span text:style-name="T4"><text:s text:c="2"/>{</text:span></text:span></text:p>
      <text:p text:style-name="P15"><text:span text:style-name="Source_20_Text"><text:span text:style-name="T6"><text:s text:c="2"/>pid_t</text:span></text:span><text:span text:style-name="Source_20_Text"><text:span text:style-name="T4"> pid;</text:span></text:span></text:p>
      <text:p text:style-name="P15"><text:span text:style-name="Source_20_Text"><text:span text:style-name="T4"><text:s text:c="2"/>int i;</text:span></text:span></text:p>
      <text:p text:style-name="P15"><text:span text:style-name="Source_20_Text"><text:span text:style-name="T4"><text:s text:c="2"/>cout &lt;&lt; "My process id = " &lt;&lt; getpid() &lt;&lt; endl;</text:span></text:span></text:p>
      <text:p text:style-name="P15"><text:span text:style-name="Source_20_Text"><text:span text:style-name="T6"><text:s text:c="2"/>for</text:span></text:span><text:span text:style-name="Source_20_Text"><text:span text:style-name="T4">(i=1 ; i &lt;= </text:span></text:span><text:span text:style-name="Source_20_Text"><text:span text:style-name="T5">10</text:span></text:span><text:span text:style-name="Source_20_Text"><text:span text:style-name="T4"> ; i++) </text:span></text:span></text:p>
      <text:p text:style-name="P15"><text:span text:style-name="Source_20_Text"><text:span text:style-name="T4"><text:s text:c="2"/>{</text:span></text:span></text:p>
      <text:p text:style-name="P15"><text:span text:style-name="Source_20_Text"><text:span text:style-name="T4"><text:s text:c="2"/>pid = fork(); <text:s text:c="3"/></text:span></text:span></text:p>
      <text:p text:style-name="P15"><text:span text:style-name="Source_20_Text"><text:span text:style-name="T4"><text:s text:c="4"/></text:span></text:span><text:span text:style-name="Source_20_Text"><text:span text:style-name="T6">if</text:span></text:span><text:span text:style-name="Source_20_Text"><text:span text:style-name="T4">(pid) </text:span></text:span></text:p>
      <text:p text:style-name="P15"><text:span text:style-name="Source_20_Text"><text:span text:style-name="T4"><text:tab/>{</text:span></text:span></text:p>
      <text:p text:style-name="P15"><text:span text:style-name="Source_20_Text"><text:span text:style-name="T4"><text:s text:c="7"/></text:span></text:span><text:span text:style-name="Source_20_Text"><text:span text:style-name="T6">break</text:span></text:span><text:span text:style-name="Source_20_Text"><text:span text:style-name="T4">; <text:s text:c="7"/></text:span></text:span></text:p>
      <text:p text:style-name="P15"><text:span text:style-name="Source_20_Text"><text:span text:style-name="T4"><text:s text:c="4"/><text:tab/>}</text:span></text:span></text:p>
      <text:p text:style-name="P15"><text:span text:style-name="Source_20_Text"><text:span text:style-name="T4"><text:s text:c="4"/>cout &lt;&lt; "Child #" &lt;&lt; getpid() &lt;&lt; endl; </text:span></text:span></text:p>
      <text:p text:style-name="P15"><text:span text:style-name="Source_20_Text"><text:span text:style-name="T4"><text:s text:c="2"/>}</text:span></text:span></text:p>
      <text:p text:style-name="P15"><text:span text:style-name="Source_20_Text"><text:span text:style-name="T4"><text:s text:c="4"/></text:span></text:span><text:span text:style-name="Source_20_Text"><text:span text:style-name="T6">wait</text:span></text:span><text:span text:style-name="Source_20_Text"><text:span text:style-name="T4">(NULL); <text:s text:c="7"/></text:span></text:span></text:p>
      <text:p text:style-name="P15"><text:span text:style-name="Source_20_Text"><text:span text:style-name="T4"><text:s text:c="4"/>return 0;</text:span></text:span></text:p>
      <text:p text:style-name="P16"><text:span text:style-name="Source_20_Text"><text:span text:style-name="T4"><text:s text:c="2"/>}</text:span></text:span></text:p>
      <text:p text:style-name="P3"/>
      <text:list xml:id="list4255248970600385952" text:style-name="L1">
        <text:list-item>
          <text:p text:style-name="P4">Give a<text:span text:style-name="T1">n example</text:span> where making a system call will decrease the system performance. <text:span text:style-name="T13">3 marks</text:span></text:p>
        </text:list-item>
        <text:list-item>
          <text:p text:style-name="P14">What do you understand by the term starvation of a process? Which scheduling algorithm may result in <text:s/>starvation of process? <text:s/><text:tab/><text:tab/><text:tab/><text:tab/><text:tab/> <text:s text:c="5"/><text:span text:style-name="T14">6 marks</text:span></text:p>
        </text:list-item>
        <text:list-item>
          <text:p text:style-name="P14"><text:span text:style-name="T17">Identify two events which causes to switch from user mode to kernel mode.<text:tab/>4 mark</text:span><text:tab/></text:p>
        </text:list-item>
        <text:list-item>
          <text:p text:style-name="P5">Estimate CPU utilization if <text:span text:style-name="T2">long term scheduler favors all I/O bound processes. <text:s/><text:tab/> <text:s text:c="4"/>3 marks </text:span></text:p>
        </text:list-item>
        <text:list-item>
          <text:p text:style-name="P6">How many processes will be in a running state on a single core uniprocessor at any given time?<text:span text:style-name="T7"> </text:span></text:p>
        </text:list-item>
        <text:list-item>
          <text:p text:style-name="P9">Differentiate between long term, medium term and short term schedulers. How do these affect the degree of multiprogramming?<text:tab/><text:tab/><text:tab/><text:tab/><text:tab/><text:tab/><text:span text:style-name="T15">5 marks</text:span></text:p>
        </text:list-item>
        <text:list-item>
          <text:p text:style-name="P10"><text:s/>What do you understand by the cascading termination of processes?<text:tab/><text:span text:style-name="T18">3 mark</text:span><text:tab/><text:tab/></text:p>
        </text:list-item>
        <text:list-item>
          <text:p text:style-name="P9">Differentiate between <text:span text:style-name="T16">preemptive</text:span> and non-preemptive scheduling algorithm.<text:tab/><text:span text:style-name="T18">3 marks</text:span></text:p>
        </text:list-item>
        <text:list-item>
          <text:p text:style-name="P9">Differentiate between monolithic and micro kernel structure of operating system. <text:s text:c="2"/><text:span text:style-name="T18">3 marks</text:span></text:p>
        </text:list-item>
        <text:list-item>
          <text:p text:style-name="P8"><text:span text:style-name="T8">Explain briefly the concept of virtual machine. What are the major benefits that can be gained with the usage of virtual machine? Give an example to illustrate. <text:s text:c="11"/>5 marks </text:span></text:p>
        </text:list-item>
        <text:list-item>
          <text:p text:style-name="P2">How your computer will perform jobs in a bare operating system? <text:s text:c="3"/><text:span text:style-name="T18">2 marks </text:span></text:p>
        </text:list-item>
        <text:list-item>
          <text:p text:style-name="P11">Refer to the following table gives the arrival time, next CPU burst of the ready processes in the system.</text:p>
        </text:list-item>
      </text:list>
      <text:p text:style-name="P12"/>
      <text:p text:style-name="P12"><text:tab/><text:tab/>PROCESS <text:tab/>CPU-BURST<text:tab/><text:tab/>ARRIVAL TIME</text:p>
      <text:p text:style-name="P12"><text:tab/><text:tab/>P0<text:tab/><text:tab/>4<text:tab/><text:tab/><text:tab/>0<text:tab/></text:p>
      <text:p text:style-name="P12"><text:tab/><text:tab/>P1<text:tab/><text:tab/>10<text:tab/><text:tab/><text:tab/>1<text:tab/></text:p>
      <text:p text:style-name="P12"><text:tab/><text:tab/>P2<text:tab/><text:tab/>4<text:tab/><text:tab/><text:tab/>2</text:p>
      <text:p text:style-name="P12"><text:tab/><text:tab/>P3<text:tab/><text:tab/>5<text:tab/><text:tab/><text:tab/>3<text:tab/></text:p>
      <text:p text:style-name="P12"><text:tab/><text:tab/>P4<text:tab/><text:tab/>7<text:tab/><text:tab/><text:tab/>4<text:tab/></text:p>
      <text:p text:style-name="P12"><text:tab/><text:tab/>P5<text:tab/><text:tab/>8<text:tab/><text:tab/><text:tab/>5</text:p>
      <text:p text:style-name="P12"/>
      <text:p text:style-name="P12">1. Give the gantt chart for the above <text:s/>using each of the following scheduling algorithm</text:p>
      <text:p text:style-name="P12"><text:tab/><text:tab/>a) FCFS<text:tab/><text:tab/><text:tab/><text:tab/><text:tab/><text:tab/><text:tab/><text:tab/><text:span text:style-name="T11">4 marks</text:span></text:p>
      <text:p text:style-name="P12"><text:tab/><text:tab/>b) SJF(preemptive)<text:tab/><text:tab/><text:tab/><text:tab/><text:tab/><text:tab/><text:tab/><text:span text:style-name="T11">5 marks</text:span></text:p>
      <text:p text:style-name="P13"><text:span text:style-name="T9">2. Calculate the average waiting time for each of the above algorithms showing all your calculations.<text:tab/><text:tab/><text:tab/><text:tab/><text:tab/><text:tab/><text:tab/><text:tab/><text:tab/><text:tab/>8 marks</text:span></text:p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8:20:54.009234094</meta:creation-date>
    <dc:date>2017-02-21T09:04:07.605691979</dc:date>
    <meta:editing-duration>PT30M14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330" meta:character-count="1967" meta:non-whitespace-character-count="1499"/>
  </office:meta>
</office:document-meta>
</file>